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draw:auto-grow-height="true"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1.294cm"/>
    </style:style>
    <style:style style:name="pr8" style:family="presentation" style:parent-style-name="lyt-bluegrey-outline1">
      <style:graphic-properties fo:min-height="6.694cm"/>
    </style:style>
    <style:style style:name="pr9" style:family="presentation" style:parent-style-name="lyt-bluegrey-outline1">
      <style:graphic-properties fo:min-height="10.094cm"/>
    </style:style>
    <style:style style:name="pr10" style:family="presentation" style:parent-style-name="lyt-bluegrey-subtitle">
      <style:graphic-properties draw:fill-color="#ffffff" fo:min-height="16.256cm"/>
    </style:style>
    <style:style style:name="P1" style:family="paragraph">
      <style:text-properties style:font-size-asian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2.4cm" fo:margin-right="0cm" fo:margin-top="0cm" fo:margin-bottom="0.4cm" fo:text-indent="-0.8cm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family="Albany" style:font-family-generic="roman" style:font-pitch="variable" fo:font-size="28pt" style:font-family-asian="'Andale Sans UI'" style:font-pitch-asian="variable" style:font-size-asian="28pt" style:font-family-complex="Tahoma" style:font-pitch-complex="variable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Tomorrow</text:span><text:span text:style-name="T1">班</text:span></text:p>
            <text:p><text:span text:style-name="T2">進捗報告</text:span></text:p>
            <text:p><text:span text:style-name="T2"/></text:p>
            <text:p><text:span text:style-name="T2">メンバー</text:span></text:p>
            <text:p>片山・丸中・水野・三上・横山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週の進捗の概要</text:p>
          </draw:text-box>
        </draw:frame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 text:style-name="P2">浮動小数点命令を決定</text:p>
              </text:list-item>
              <text:list-item>
                <text:p text:style-name="P2">コア</text:p>
              </text:list-item>
              <text:list-item>
                <text:p text:style-name="P2">コンパイラ</text:p>
              </text:list-item>
              <text:list-item>
                <text:p text:style-name="P2">FPU</text:p>
              </text:list-item>
              <text:list-item>
                <text:p text:style-name="P2">シュミレータ</text:p>
              </text:list-item>
              <text:list-item>
                <text:p text:style-name="P2">CE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浮動小数命令</text:p>
          </draw:text-box>
        </draw:frame>
        <draw:frame presentation:style-name="pr4" draw:layer="layout" svg:width="25.199cm" svg:height="15.65cm" svg:x="1.6cm" svg:y="4.914cm" presentation:class="outline" presentation:user-transformed="true">
          <draw:text-box>
            <text:list text:style-name="L2">
              <text:list-item>
                <text:p>（四則）演算命令</text:p>
                <text:list>
                  <text:list-item>
                    <text:p>neg.s, add.s, sub.s, mul.s, div.s, sqrt.s,abs.s</text:p>
                  </text:list-item>
                  <text:list-item>
                    <text:p>普通の浮動小数点命令 </text:p>
                  </text:list-item>
                </text:list>
              </text:list-item>
              <text:list-item>
                <text:p>ロードストア</text:p>
                <text:list>
                  <text:list-item>
                    <text:p>ｌｗｃ，ｓｗｃ,mov.s</text:p>
                  </text:list-item>
                  <text:list-item>
                    <text:p>浮動小数レジスタ版ロード、ストア</text:p>
                  </text:list-item>
                </text:list>
              </text:list-item>
              <text:list-item>
                <text:p>比較</text:p>
                <text:list>
                  <text:list-item>
                    <text:p>C.EQ.S 、C.OLT.S <text:tab/>、C.OLE.S</text:p>
                  </text:list-item>
                  <text:list-item>
                    <text:p>２つのレジスタと判定条件を与え、それが真なら条件レジスタ（FCSR)にセットそうでなければセットしない 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浮動小数点命令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条件分岐</text:p>
                <text:list>
                  <text:list-item>
                    <text:p>BCT,BCF</text:p>
                  </text:list-item>
                  <text:list-item>
                    <text:p>FCSRの番号を与え、それがセットされていればジャンプする（BCTの場合。BCFはその逆）</text:p>
                  </text:list-item>
                </text:list>
              </text:list-item>
              <text:list-item>
                <text:p>整数浮動小数点変換</text:p>
                <text:list>
                  <text:list-item>
                    <text:p>ROUND.W（float_to_int)、CVT.S(int_to_floa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コア係（丸中）</text:p>
          </draw:text-box>
        </draw:frame>
        <draw:frame presentation:style-name="pr4" draw:layer="layout" svg:width="25.199cm" svg:height="21.259cm" svg:x="1.4cm" svg:y="4.141cm" presentation:class="outline" presentation:user-transformed="true">
          <draw:text-box>
            <text:list text:style-name="L2">
              <text:list-item>
                <text:p>Fibが実機で動いた（手書きのアセンブラ、コンパイラのコード両方）</text:p>
              </text:list-item>
              <text:list-item>
                <text:p>命令をRS232Cから読み込んで実行できるようにした。</text:p>
              </text:list-item>
              <text:list-item>
                <text:p>命令セットのwikiを書いた。（超絶見やすい）</text:p>
              </text:list-item>
              <text:list-item>
                <text:p>FPUのfadd, fsub, fmul, 浮動小数点分岐,lwc, swcの実装中</text:p>
              </text:list-item>
              <text:list-item>
                <text:p>ISEがinternal error からsegmentation faultした</text:p>
                <text:list>
                  <text:list-item>
                    <text:p>解決（ISEのバグだった）</text:p>
                  </text:list-item>
                </text:list>
              </text:list-item>
              <text:list-item>
                <text:p>来週からは残ったFPUを組み込みつつ、実機動作確認に入る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コンパイラ（片山）</text:p>
          </draw:text-box>
        </draw:frame>
        <draw:frame presentation:style-name="pr7" draw:layer="layout" svg:width="25.199cm" svg:height="11.294cm" svg:x="1.4cm" svg:y="5.8cm" presentation:class="outline" presentation:user-transformed="true">
          <draw:text-box>
            <text:list text:style-name="L2">
              <text:list-item>
                <text:p>Fib をコンパイルしたアセンブラが、実機コアで動いた</text:p>
              </text:list-item>
              <text:list-item>
                <text:p>整数演算のテストをmin-caml付属のテストコードでテスト←CEOがやってくれました</text:p>
              </text:list-item>
              <text:list-item>
                <text:p>浮動小数点命令の対応</text:p>
              </text:list-item>
              <text:list-item>
                <text:p>来週はシュミレーターでテスト、動作確認、デバッ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PU（水野）</text:p>
          </draw:text-box>
        </draw:frame>
        <draw:frame presentation:style-name="pr8" draw:text-style-name="P4" draw:layer="layout" svg:width="25.199cm" svg:height="6.694cm" svg:x="1.4cm" svg:y="6.706cm" presentation:class="outline" presentation:user-transformed="true">
          <draw:text-box>
            <text:list text:style-name="L2">
              <text:list-item>
                <text:p text:style-name="P3"><text:span text:style-name="T2">Fmul</text:span><text:span text:style-name="T2">完成</text:span><text:span text:style-name="T2">(3</text:span><text:span text:style-name="T2">クロック）</text:span></text:p>
              </text:list-item>
              <text:list-item>
                <text:p text:style-name="P3"><text:span text:style-name="T2">Fadd</text:span><text:span text:style-name="T2">３クロックにしようとしたけど４クロック</text:span></text:p>
              </text:list-item>
              <text:list-item>
                <text:p text:style-name="P3"><text:span text:style-name="T2">Finv</text:span><text:span text:style-name="T2">とりかかり中</text:span></text:p>
              </text:list-item>
              <text:list-item>
                <text:p text:style-name="P3"><text:span text:style-name="T2">来週は</text:span><text:span text:style-name="T2">Finv</text:span><text:span text:style-name="T2">を動かす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シュミレータ係（三上）</text:p>
          </draw:text-box>
        </draw:frame>
        <draw:frame presentation:style-name="pr9" draw:layer="layout" svg:width="25.199cm" svg:height="10.094cm" svg:x="1.4cm" svg:y="7cm" presentation:class="outline" presentation:user-transformed="true">
          <draw:text-box>
            <text:list text:style-name="L2">
              <text:list-item>
                <text:p>Io命令LUI、Shift命令のOpcode変更</text:p>
              </text:list-item>
              <text:list-item>
                <text:p>ｊｒ命令のバグ修正</text:p>
              </text:list-item>
              <text:list-item>
                <text:p>浮動小数点命令の対応</text:p>
              </text:list-item>
              <text:list-item>
                <text:p>来週からはデバッグ機能の追加、高速化などの実装にとりかかる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EO（横山）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VHDL</text:span><text:span text:style-name="T3">で</text:span><text:span text:style-name="T3">itof</text:span><text:span text:style-name="T3">を書いた</text:span></text:p>
              </text:list-item>
              <text:list-item>
                <text:p text:style-name="P5"><text:span text:style-name="T3">コンパイラとアセンブラのテスト</text:span></text:p>
              </text:list-item>
              <text:list-item>
                <text:p text:style-name="P5"><text:span text:style-name="T3">アセンブラ</text:span></text:p>
                <text:list>
                  <text:list-item>
                    <text:p>コアのopcode変更に追従</text:p>
                  </text:list-item>
                  <text:list-item>
                    <text:p>SET、SETL疑似命令を追加</text:p>
                  </text:list-item>
                  <text:list-item>
                    <text:p>ある命令に2つ以上ラベルが付されている場合に対応</text:p>
                  </text:list-item>
                </text:list>
              </text:list-item>
              <text:list-item>
                <text:p text:style-name="P5"><text:span text:style-name="T3">来週からはアセンブラの浮動小数点命令追加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全体概要<text:tab/></text:p>
          </draw:text-box>
        </draw:frame>
        <draw:frame presentation:style-name="pr9" draw:text-style-name="P6" draw:layer="layout" svg:width="25.199cm" svg:height="10.094cm" svg:x="1.4cm" svg:y="7cm" presentation:class="outline" presentation:user-transformed="true">
          <draw:text-box>
            <text:list text:style-name="L2">
              <text:list-item>
                <text:p text:style-name="P6">多少の遅れ（１０日ほどの遅れ）</text:p>
              </text:list-item>
              <text:list-item>
                <text:p text:style-name="P6">今月中の完動を目指す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ご清聴ありがとうございました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tayama </meta:initial-creator>
    <meta:creation-date>2013-11-11T13:18:49</meta:creation-date>
    <dc:date>2013-11-12T12:36:00</dc:date>
    <dc:creator>katayama </dc:creator>
    <meta:editing-duration>PT17H31M54S</meta:editing-duration>
    <meta:editing-cycles>4</meta:editing-cycles>
    <meta:generator>LibreOffice/3.5$Linux_X86_64 LibreOffice_project/350m1$Build-2</meta:generator>
    <meta:document-statistic meta:object-count="74"/>
  </office:meta>
</office:document-meta>
</file>